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Arrow" draw:marker-end="Arrow" draw:fill="none" draw:textarea-vertical-align="middle"/>
    </style:style>
    <style:style style:name="gr2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12.48cm" fo:min-width="12.23cm"/>
    </style:style>
    <style:style style:name="gr3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55cm" fo:min-width="1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1.5cm" svg:y1="3cm" svg:x2="19.5cm" svg:y2="3cm">
          <text:p text:style-name="P1">18cm<text:line-break/></text:p>
        </draw:line>
        <draw:g>
          <draw:custom-shape draw:style-name="gr2" draw:text-style-name="P3" draw:layer="layout" svg:width="18cm" svg:height="18cm" svg:x="1.5cm" svg:y="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397.30026997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3" draw:text-style-name="P4" draw:layer="layout" svg:width="1.8cm" svg:height="1.8cm" svg:x="10.5cm" svg:y="14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8cm" svg:height="1.8cm" svg:x="8.7cm" svg:y="16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1T08:40:55.989829111</meta:creation-date>
    <dc:date>2016-06-01T12:36:22.220554888</dc:date>
    <meta:editing-duration>PT7M20S</meta:editing-duration>
    <meta:editing-cycles>3</meta:editing-cycles>
    <meta:generator>LibreOffice/5.1.3.2$Linux_X86_64 LibreOffice_project/10m0$Build-2</meta:generator>
    <meta:document-statistic meta:object-count="5"/>
  </office:meta>
</office:document-meta>
</file>